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4.95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3.53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4cm" fo:min-width="20.46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2.343cm" fo:min-width="0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="Triangle_20_unfilled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35.12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9cm" fo:min-width="4.54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9cm" fo:min-width="5.053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6.07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fill-color="#afd095" draw:textarea-horizontal-align="justify" draw:textarea-vertical-align="middle" draw:auto-grow-height="false" fo:min-height="0.512cm" fo:min-width="2.802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4.795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dash" draw:stroke-dash="Long_20_Dot" svg:stroke-width="0.053cm" svg:stroke-color="#000000" draw:marker-start-width="0.279cm" draw:marker-end="Line_20_Arrow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9cm" fo:min-width="3.021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="Diamond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5.562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top" draw:auto-grow-height="false" fo:min-height="1.64cm" fo:min-width="8.402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solid" draw:stroke-dash="Long_20_Dot" svg:stroke-width="0.053cm" svg:stroke-color="#000000" draw:marker-start-width="0.279cm" draw:marker-end="Line_20_Arrow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dee6ef" draw:textarea-horizontal-align="left" draw:auto-grow-height="true" draw:auto-grow-width="false" fo:min-height="0.5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7cm"/>
      <style:paragraph-properties style:writing-mode="lr-tb"/>
    </style:style>
    <style:style style:name="gr21" style:family="graphic" style:parent-style-name="objectwithoutfill">
      <style:graphic-properties svg:stroke-width="0.035cm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28cm" svg:stroke-color="#000000" draw:marker-start-width="0.242cm" draw:marker-end="Line_20_Arrow" draw:marker-end-width="0.242cm" draw:fill="solid" draw:textarea-vertical-align="middle" fo:padding-top="0.139cm" fo:padding-bottom="0.139cm" fo:padding-left="0.264cm" fo:padding-right="0.264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style:font-size-asian="14pt" style:font-size-complex="14pt"/>
    </style:style>
    <style:style style:name="P2" style:family="paragraph">
      <loext:graphic-properties draw:fill="none"/>
      <style:paragraph-properties fo:text-align="center" style:writing-mode="lr-tb"/>
      <style:text-properties fo:font-size="11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solid" draw:fill-color="#dee6ef"/>
      <style:paragraph-properties style:writing-mode="lr-tb"/>
      <style:text-properties style:font-name="Liberation Mono1" fo:font-size="11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afd095"/>
      <style:paragraph-properties fo:text-align="center" style:writing-mode="lr-tb"/>
      <style:text-properties fo:font-size="11pt" style:font-size-asian="14pt" style:font-size-complex="14pt"/>
    </style:style>
    <style:style style:name="P8" style:family="paragraph">
      <style:paragraph-properties fo:margin-left="0cm" fo:margin-right="0cm" fo:text-align="end" fo:text-indent="0cm" style:writing-mode="lr-tb"/>
      <style:text-properties fo:font-size="10pt"/>
    </style:style>
    <style:style style:name="P9" style:family="paragraph">
      <loext:graphic-properties draw:fill="none"/>
      <style:paragraph-properties fo:margin-left="0cm" fo:margin-right="0cm" fo:text-align="end" fo:text-indent="0cm" style:writing-mode="lr-tb"/>
      <style:text-properties fo:font-size="10pt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1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style:font-name="Liberation Mono1" fo:font-size="11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Mono1" fo:font-size="11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fo:font-style="normal" style:font-size-asian="14pt" style:font-style-asian="normal" style:font-size-complex="14pt" style:font-style-complex="normal"/>
    </style:style>
    <style:style style:name="T9" style:family="text">
      <style:text-properties fo:font-size="11pt" fo:font-style="italic" style:font-size-asian="14pt" style:font-style-asian="italic" style:font-size-complex="14pt" style:font-style-complex="italic"/>
    </style:style>
    <style:style style:name="T10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xml:id="id1" draw:id="id1" draw:layer="layout" svg:width="5.493cm" svg:height="0.762cm" svg:x="4.318cm" svg:y="5.08cm">
          <text:p text:style-name="P1"><text:span text:style-name="T1">NAAsyncVarImpl&lt;Us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069cm" svg:height="0.762cm" svg:x="20.066cm" svg:y="5.08cm">
          <text:p text:style-name="P1"><text:span text:style-name="T1">Async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1.178cm" svg:height="1.624cm" svg:x="0.665cm" svg:y="0.253cm">
          <draw:text-box>
            <text:p><text:span text:style-name="T2">AsyncAccessor implementation in NumericAddressedBackend</text:span></text:p>
          </draw:text-box>
        </draw:frame>
        <draw:frame draw:style-name="gr4" draw:text-style-name="P4" draw:layer="layout" svg:width="6.858cm" svg:height="2.593cm" svg:x="0.507cm" svg:y="6.329cm">
          <draw:text-box>
            <text:p><text:span text:style-name="T3">User code</text:span></text:p>
            <text:p><text:span text:style-name="T4">x=backend.getRegAcc();</text:span></text:p>
          </draw:text-box>
        </draw:frame>
        <draw:connector draw:style-name="gr5" draw:text-style-name="P1" draw:layer="layout" svg:x1="9.811cm" svg:y1="5.461cm" svg:x2="10.927cm" svg:y2="5.461cm" draw:start-shape="id1" draw:start-glue-point="1" draw:end-shape="id2" draw:end-glue-point="3" svg:d="M9811 5461h1116" svg:viewBox="0 0 1117 1">
          <text:p/>
        </draw:connector>
        <draw:connector draw:style-name="gr5" draw:text-style-name="P1" draw:layer="layout" svg:x1="16.256cm" svg:y1="5.461cm" svg:x2="20.066cm" svg:y2="5.461cm" draw:start-shape="id2" draw:start-glue-point="1" draw:end-shape="id3" draw:end-glue-point="3" svg:d="M16256 5461h3810" svg:viewBox="0 0 3811 1">
          <text:p/>
        </draw:connector>
        <draw:frame draw:style-name="gr6" draw:text-style-name="P6" draw:layer="layout" svg:width="26.845cm" svg:height="5.534cm" svg:x="0.587cm" svg:y="9.652cm">
          <draw:text-box>
            <text:p><text:span text:style-name="T5">Concept </text:span><text:span text:style-name="T5">overview</text:span></text:p>
            <text:list text:style-name="L1">
              <text:list-item>
                <text:p><text:span text:style-name="T6">For each </text:span><text:span text:style-name="T6">AsyncAccess</text:span><text:span text:style-name="T6">or that user </text:span><text:span text:style-name="T6">requests: an </text:span><text:span text:style-name="T6">AsyncVariable </text:span><text:span text:style-name="T6">is created </text:span><text:span text:style-name="T6">interally, with </text:span><text:span text:style-name="T6">1:1 </text:span><text:span text:style-name="T6">corresponden</text:span><text:span text:style-name="T6">ce </text:span><text:span text:style-name="T6">AsyncAccess</text:span><text:span text:style-name="T6">or ↔ </text:span><text:span text:style-name="T6">AsyncVar</text:span></text:p>
              </text:list-item>
              <text:list-item>
                <text:p><text:span text:style-name="T6">AsyncAccess</text:span><text:span text:style-name="T6">or reads from </text:span><text:span text:style-name="T6">AsyncVar and </text:span><text:span text:style-name="T6">is handed out </text:span><text:span text:style-name="T6">to user; </text:span><text:span text:style-name="T6">AsyncVariable </text:span><text:span text:style-name="T6">holds the </text:span><text:span text:style-name="T6">send buffer </text:span><text:span text:style-name="T6">which is used </text:span><text:span text:style-name="T6">to fill </text:span><text:span text:style-name="T6">userBuffer of </text:span><text:span text:style-name="T6">AsyncAccess</text:span><text:span text:style-name="T6">or later</text:span></text:p>
              </text:list-item>
              <text:list-item>
                <text:p><text:span text:style-name="T6">NumericAddre</text:span><text:span text:style-name="T6">ssedAsyncVa</text:span><text:span text:style-name="T6">rImpl </text:span><text:span text:style-name="T6">implements </text:span><text:span text:style-name="T6">filling the </text:span><text:span text:style-name="T6">send buffer </text:span><text:span text:style-name="T6">from a </text:span><text:span text:style-name="T6">syncAccessor </text:span><text:span text:style-name="T6">to the </text:span><text:span text:style-name="T6">requested </text:span><text:span text:style-name="T6">register</text:span></text:p>
              </text:list-item>
              <text:list-item>
                <text:p><text:span text:style-name="T7">NumericAddre</text:span><text:span text:style-name="T7">ssedInterrupt</text:span><text:span text:style-name="T7">Dispatcher is </text:span><text:span text:style-name="T7">responsible </text:span><text:span text:style-name="T7">for one </text:span><text:span text:style-name="T7">interrupt </text:span><text:span text:style-name="T7">number and </text:span><text:span text:style-name="T7">collects </text:span><text:span text:style-name="T7">related </text:span><text:span text:style-name="T7">SyncAccesso</text:span><text:span text:style-name="T7">rs in a </text:span><text:span text:style-name="T7">transferGroup </text:span><text:span text:style-name="T7">for efficiency. </text:span><text:span text:style-name="T7">It implements </text:span><text:span text:style-name="T7">the actual </text:span><text:span text:style-name="T7">trigger action </text:span><text:span text:style-name="T7">(on interrupt), </text:span><text:span text:style-name="T7">relying on </text:span><text:span text:style-name="T6">NumericAddre</text:span><text:span text:style-name="T6">ssedAsyncVa</text:span><text:span text:style-name="T6">rImpl::filledSe</text:span><text:span text:style-name="T6">ndBuffer().</text:span></text:p>
              </text:list-item>
              <text:list-item>
                <text:p text:style-name="P5"><text:span text:style-name="T6">AsyncVarImpl </text:span><text:span text:style-name="T6">holds only a </text:span><text:span text:style-name="T6">weak pointer </text:span><text:span text:style-name="T6">to the </text:span><text:span text:style-name="T6">AsyncAccess</text:span><text:span text:style-name="T6">or, since we </text:span><text:span text:style-name="T6">want to be </text:span><text:span text:style-name="T6">sensitive to </text:span><text:span text:style-name="T6">the user </text:span><text:span text:style-name="T6">discarding the </text:span><text:span text:style-name="T6">latter</text:span></text:p>
              </text:list-item>
              <text:list-item>
                <text:p text:style-name="P5"><text:span text:style-name="T6">NumericAddre</text:span><text:span text:style-name="T6">ssedInterrupt</text:span><text:span text:style-name="T6">Dispatcher, </text:span><text:span text:style-name="T6">as a </text:span><text:span text:style-name="T6">AsyncAccess</text:span><text:span text:style-name="T6">orManager, </text:span><text:span text:style-name="T6">owns and </text:span><text:span text:style-name="T6">manages the </text:span><text:span text:style-name="T6">AsyncVariable</text:span><text:span text:style-name="T6">s (in a map).</text:span></text:p>
              </text:list-item>
              <text:list-item>
                <text:p><text:span text:style-name="T6">Actual copy </text:span><text:span text:style-name="T6">operations are </text:span><text:span text:style-name="T6">eliminated by </text:span><text:span text:style-name="T6">usage of </text:span><text:span text:style-name="T6">swap, i.e. </text:span><text:span text:style-name="T6">only pointers </text:span><text:span text:style-name="T6">are handed </text:span><text:span text:style-name="T6">over between </text:span><text:span text:style-name="T6">the buffer </text:span><text:span text:style-name="T6">containers.</text:span></text:p>
              </text:list-item>
              <text:list-item>
                <text:p><text:span text:style-name="T6">Exception </text:span><text:span text:style-name="T6">handling: If </text:span><text:span text:style-name="T6">any exception </text:span><text:span text:style-name="T6">occurs during </text:span><text:span text:style-name="T6">read/write, </text:span><text:span text:style-name="T6">AsyncAccess</text:span><text:span text:style-name="T6">orManager </text:span><text:span text:style-name="T6">deactivates </text:span><text:span text:style-name="T6">the </text:span><text:span text:style-name="T6">AsyncVariable</text:span><text:span text:style-name="T6">s and </text:span><text:span text:style-name="T6">provides each </text:span><text:span text:style-name="T6">of them the </text:span><text:span text:style-name="T6">exception. </text:span><text:span text:style-name="T6">When </text:span><text:span text:style-name="T6">activated </text:span><text:span text:style-name="T6">again, it </text:span><text:span text:style-name="T6">makes sure </text:span><text:span text:style-name="T6">new or initial </text:span><text:span text:style-name="T6">values from </text:span><text:span text:style-name="T6">the </text:span><text:span text:style-name="T6">SyncAccesso</text:span><text:span text:style-name="T6">rs are </text:span><text:span text:style-name="T6">provided.</text:span></text:p>
              </text:list-item>
              <text:list-item>
                <text:p text:style-name="P5"><text:span text:style-name="T6">Deletion: once </text:span><text:span text:style-name="T6">user releases </text:span><text:span text:style-name="T6">shared pointer </text:span><text:span text:style-name="T6">to </text:span><text:span text:style-name="T6">AsyncNDReg</text:span><text:span text:style-name="T6">Acc, its </text:span><text:span text:style-name="T6">destructor </text:span><text:span text:style-name="T6">calls </text:span><text:span text:style-name="T6">AsyncAccess</text:span><text:span text:style-name="T6">orManager::un</text:span><text:span text:style-name="T6">subscribe(). </text:span><text:span text:style-name="T6">Since the </text:span><text:span text:style-name="T6">syncAccessor</text:span><text:span text:style-name="T6">s in the </text:span><text:span text:style-name="T6">TransferGroup </text:span><text:span text:style-name="T6">keep a shared </text:span><text:span text:style-name="T6">pointer to the </text:span><text:span text:style-name="T6">NumericAddre</text:span><text:span text:style-name="T6">ssBackend, </text:span><text:span text:style-name="T6">unsubscribe() </text:span><text:span text:style-name="T6">must also </text:span><text:span text:style-name="T6">take care to </text:span><text:span text:style-name="T6">clean up </text:span><text:span text:style-name="T6">TransferGroup</text:span><text:span text:style-name="T6">.</text:span></text:p>
              </text:list-item>
            </text:list>
          </draw:text-box>
        </draw:frame>
        <draw:custom-shape draw:style-name="gr7" draw:text-style-name="P2" xml:id="id4" draw:id="id4" draw:layer="layout" svg:width="5.079cm" svg:height="0.763cm" svg:x="10.646cm" svg:y="2.031cm">
          <text:p text:style-name="P1"><text:span text:style-name="T1">NAInterrupt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5" draw:id="id5" draw:layer="layout" svg:width="5.587cm" svg:height="0.763cm" svg:x="20.32cm" svg:y="2.031cm">
          <text:p text:style-name="P1"><text:span text:style-name="T1">AsyncAccesso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5.725cm" svg:y1="2.412cm" svg:x2="20.32cm" svg:y2="2.412cm" draw:start-shape="id4" draw:start-glue-point="1" draw:end-shape="id5" draw:end-glue-point="3" svg:d="M15725 2412h4595" svg:viewBox="0 0 4596 1">
          <text:p/>
        </draw:connector>
        <draw:custom-shape draw:style-name="gr9" draw:text-style-name="P2" xml:id="id6" draw:id="id6" draw:layer="layout" svg:width="6.604cm" svg:height="1.016cm" svg:x="5.771cm" svg:y="7.854cm">
          <text:p text:style-name="P1"><text:span text:style-name="T1">AsyncNDRegAcc&lt;Us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302cm" svg:height="0.762cm" svg:x="9.398cm" svg:y="8.616cm">
          <text:p text:style-name="P1"><text:span text:style-name="T1">user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2" draw:id="id2" draw:layer="layout" svg:width="5.329cm" svg:height="0.762cm" svg:x="10.927cm" svg:y="5.08cm">
          <text:p text:style-name="P1"><text:span text:style-name="T1">AsyncVarImpl&lt;Us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302cm" svg:height="0.762cm" svg:x="13.208cm" svg:y="5.588cm">
          <text:p text:style-name="P1"><text:span text:style-name="T1">send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3.591cm" svg:y1="5.842cm" svg:x2="9.073cm" svg:y2="7.854cm" draw:start-shape="id2" draw:start-glue-point="2" draw:end-shape="id6" draw:end-glue-point="0" svg:d="M13591 5842v1006h-4518v1006" svg:viewBox="0 0 4519 2013">
          <text:p/>
        </draw:connector>
        <draw:custom-shape draw:style-name="gr13" draw:text-style-name="P2" xml:id="id7" draw:id="id7" draw:layer="layout" svg:width="3.555cm" svg:height="0.763cm" svg:x="3.072cm" svg:y="2.031cm">
          <text:p text:style-name="P1"><text:span text:style-name="T1">NA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svg:x1="6.627cm" svg:y1="2.412cm" svg:x2="10.646cm" svg:y2="2.412cm" draw:start-shape="id7" draw:start-glue-point="1" draw:end-shape="id4" draw:end-glue-point="3" svg:d="M6627 2412h4019" svg:viewBox="0 0 4020 1">
          <text:p/>
        </draw:connector>
        <draw:custom-shape draw:style-name="gr15" draw:text-style-name="P2" xml:id="id8" draw:id="id8" draw:layer="layout" svg:width="6.096cm" svg:height="1.016cm" svg:x="11.43cm" svg:y="3.556cm">
          <text:p text:style-name="P1"><text:span text:style-name="T8">NDRegAcc&lt;UserType&gt;</text:span></text:p>
          <text:p text:style-name="P1"><text:span text:style-name="T9">syncAc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3.302cm" svg:height="0.762cm" svg:x="15.786cm" svg:y="4.018cm">
          <text:p text:style-name="P1"><text:span text:style-name="T1">user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9.144cm" svg:height="2.132cm" svg:x="10.16cm" svg:y="2.648cm">
          <text:p text:style-name="P8"><text:span text:style-name="T10">Transfer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7.064cm" svg:y1="5.08cm" svg:x2="11.43cm" svg:y2="4.064cm" draw:start-shape="id1" draw:start-glue-point="0" draw:end-shape="id8" draw:end-glue-point="3" svg:d="M7064 5080v-1016h4366" svg:viewBox="0 0 4367 1017">
          <text:p/>
        </draw:connector>
        <draw:connector draw:style-name="gr17" draw:text-style-name="P1" draw:layer="layout" svg:x1="2.256cm" svg:y1="7.981cm" svg:x2="5.771cm" svg:y2="8.362cm" draw:start-shape="id9" draw:start-glue-point="1" draw:end-shape="id6" draw:end-glue-point="3" svg:d="M2256 7981h1749v381h1766" svg:viewBox="0 0 3516 382">
          <text:p/>
        </draw:connector>
        <draw:frame draw:style-name="gr18" draw:text-style-name="P4" xml:id="id9" draw:id="id9" draw:layer="layout" svg:width="1.524cm" svg:height="0.762cm" svg:x="0.732cm" svg:y="7.6cm">
          <draw:text-box>
            <text:p><text:span text:style-name="T4">x...</text:span></text:p>
          </draw:text-box>
        </draw:frame>
        <draw:frame draw:style-name="gr19" draw:text-style-name="P10" draw:layer="layout" svg:width="0.697cm" svg:height="0.645cm" svg:x="7.044cm" svg:y="1.877cm">
          <draw:text-box>
            <text:p><text:span text:style-name="T10">1</text:span></text:p>
          </draw:text-box>
        </draw:frame>
        <draw:frame draw:style-name="gr20" draw:text-style-name="P10" draw:layer="layout" svg:width="1.577cm" svg:height="0.645cm" svg:x="8.345cm" svg:y="1.878cm">
          <draw:text-box>
            <text:p><text:span text:style-name="T10">NInterr</text:span></text:p>
          </draw:text-box>
        </draw:frame>
        <draw:connector draw:style-name="gr14" draw:text-style-name="P1" draw:layer="layout" svg:x1="23.113cm" svg:y1="2.794cm" svg:x2="22.1cm" svg:y2="5.08cm" draw:start-shape="id5" draw:start-glue-point="2" draw:end-shape="id3" draw:end-glue-point="0" svg:d="M23113 2794v1143h-1013v1143" svg:viewBox="0 0 1014 2287">
          <text:p/>
        </draw:connector>
        <draw:connector draw:style-name="gr17" draw:text-style-name="P1" draw:layer="layout" draw:line-skew="0.264cm -0.138cm" svg:x1="14.478cm" svg:y1="3.556cm" svg:x2="4.849cm" svg:y2="2.794cm" draw:start-shape="id8" draw:start-glue-point="0" draw:end-shape="id7" draw:end-glue-point="2" svg:d="M14478 3556v-254h-5588v9h-4041v-517" svg:viewBox="0 0 9630 763">
          <text:p/>
        </draw:connector>
        <draw:path draw:style-name="gr21" draw:text-style-name="P11" draw:layer="layout" svg:width="1.298cm" svg:height="1.315cm" svg:x="16.51cm" svg:y="4.78cm" svg:viewBox="0 0 1299 1316" svg:d="M1270 0c254 508-1270 1316-1270 1316">
          <text:p/>
        </draw:path>
        <draw:path draw:style-name="gr21" draw:text-style-name="P11" draw:layer="layout" svg:width="2.285cm" svg:height="2.539cm" svg:x="12.7cm" svg:y="6.35cm" svg:viewBox="0 0 2286 2540" svg:d="M2286 0c0 762-2286 2540-2286 2540">
          <text:p/>
        </draw:path>
        <draw:path draw:style-name="gr22" draw:text-style-name="P11" draw:layer="layout" svg:width="6.363cm" svg:height="5.365cm" svg:x="2.018cm" svg:y="2.488cm" svg:viewBox="0 0 6364 5366" svg:d="M6364 5366c-212-160-762-742-1524-996s-2794-508-3556-1016-1298-1524-1284-2286 1017-1063 1054-1068">
          <text:p/>
        </draw:path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0:32:43.620468261</meta:creation-date>
    <dc:date>2022-11-03T16:12:33.315849721</dc:date>
    <meta:editing-duration>PT1H4M34S</meta:editing-duration>
    <meta:editing-cycles>11</meta:editing-cycles>
    <meta:generator>LibreOffice/6.4.7.2$Linux_X86_64 LibreOffice_project/40$Build-2</meta:generator>
    <meta:document-statistic meta:object-count="53"/>
  </office:meta>
</office:document-meta>
</file>